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e09b" officeooo:paragraph-rsid="000fe09b"/>
    </style:style>
    <style:style style:name="P2" style:family="paragraph" style:parent-style-name="Standard">
      <style:text-properties officeooo:rsid="0011a0fd" officeooo:paragraph-rsid="0011a0fd"/>
    </style:style>
    <style:style style:name="P3" style:family="paragraph" style:parent-style-name="Standard">
      <style:text-properties style:use-window-font-color="true" loext:opacity="0%" officeooo:rsid="001a6ee6" officeooo:paragraph-rsid="001325f3"/>
    </style:style>
    <style:style style:name="P4" style:family="paragraph" style:parent-style-name="Standard">
      <style:text-properties style:use-window-font-color="true" loext:opacity="0%" officeooo:paragraph-rsid="001325f3"/>
    </style:style>
    <style:style style:name="P5" style:family="paragraph" style:parent-style-name="Standard">
      <style:text-properties officeooo:rsid="001325f3" officeooo:paragraph-rsid="001325f3"/>
    </style:style>
    <style:style style:name="P6" style:family="paragraph" style:parent-style-name="Standard">
      <style:text-properties officeooo:rsid="0013b59b" officeooo:paragraph-rsid="0013b59b"/>
    </style:style>
    <style:style style:name="P7" style:family="paragraph" style:parent-style-name="Standard">
      <style:text-properties officeooo:rsid="0015cb57" officeooo:paragraph-rsid="0015cb57"/>
    </style:style>
    <style:style style:name="P8" style:family="paragraph" style:parent-style-name="Standard">
      <style:text-properties officeooo:rsid="00176664" officeooo:paragraph-rsid="00176664"/>
    </style:style>
    <style:style style:name="P9" style:family="paragraph" style:parent-style-name="Standard">
      <style:text-properties officeooo:rsid="00183caa" officeooo:paragraph-rsid="00183caa"/>
    </style:style>
    <style:style style:name="P10" style:family="paragraph" style:parent-style-name="Standard">
      <style:text-properties officeooo:rsid="001bd424" officeooo:paragraph-rsid="001bd424"/>
    </style:style>
    <style:style style:name="P11" style:family="paragraph" style:parent-style-name="Standard">
      <style:text-properties officeooo:rsid="001c781b" officeooo:paragraph-rsid="001c781b"/>
    </style:style>
    <style:style style:name="P12" style:family="paragraph" style:parent-style-name="Standard">
      <style:text-properties officeooo:rsid="001d1507" officeooo:paragraph-rsid="001d1507"/>
    </style:style>
    <style:style style:name="P13" style:family="paragraph" style:parent-style-name="Standard">
      <style:text-properties officeooo:rsid="001ed792" officeooo:paragraph-rsid="001d1507"/>
    </style:style>
    <style:style style:name="P14" style:family="paragraph" style:parent-style-name="Standard">
      <style:text-properties officeooo:rsid="001ed792" officeooo:paragraph-rsid="001ed792"/>
    </style:style>
    <style:style style:name="P15" style:family="paragraph" style:parent-style-name="Standard">
      <style:text-properties officeooo:rsid="002074b5" officeooo:paragraph-rsid="002074b5"/>
    </style:style>
    <style:style style:name="P16" style:family="paragraph" style:parent-style-name="Standard">
      <style:text-properties officeooo:rsid="002148ab" officeooo:paragraph-rsid="002148ab"/>
    </style:style>
    <style:style style:name="P17" style:family="paragraph" style:parent-style-name="Standard">
      <style:text-properties officeooo:rsid="0021c464" officeooo:paragraph-rsid="0021c464"/>
    </style:style>
    <style:style style:name="P18" style:family="paragraph" style:parent-style-name="Standard">
      <style:text-properties officeooo:rsid="00223eee" officeooo:paragraph-rsid="00223eee"/>
    </style:style>
    <style:style style:name="P19" style:family="paragraph" style:parent-style-name="Standard">
      <style:text-properties officeooo:rsid="00223eee" officeooo:paragraph-rsid="00223eee"/>
    </style:style>
    <style:style style:name="T1" style:family="text">
      <style:text-properties officeooo:rsid="00143986"/>
    </style:style>
    <style:style style:name="T2" style:family="text">
      <style:text-properties officeooo:rsid="0018f71e"/>
    </style:style>
    <style:style style:name="T3" style:family="text">
      <style:text-properties officeooo:rsid="001a5a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2/02/2023</text:p>
      <text:p text:style-name="P4">net indica la rete locale, internet è la rete che collega tutte le reti (le net)</text:p>
      <text:p text:style-name="P4"/>
      <text:p text:style-name="P4">il web (www) è un'applicazione che usa internet</text:p>
      <text:p text:style-name="P4">la posta elettronica è un altro esempio, anche se ormai si accede tramita intefaccia</text:p>
      <text:p text:style-name="P4">grafica web</text:p>
      <text:p text:style-name="P4">ftp e ssh sono altri esempi</text:p>
      <text:p text:style-name="P4">torrent usa internet ma non è il web</text:p>
      <text:p text:style-name="P4"/>
      <text:p text:style-name="P4">yt e molti alti siti sono passati da anni da udp a tcp questo per l'ormai grande </text:p>
      <text:p text:style-name="P4">velocità delle reti, nel caso </text:p>
      <text:p text:style-name="P4"/>
      <text:p text:style-name="P4">i 3 standard che permettono al www(web) di funzionare sono: (domanda verifica)</text:p>
      <text:p text:style-name="P4">-html</text:p>
      <text:p text:style-name="P4">-http(s) - il protocollo usato per la comunicazione</text:p>
      <text:p text:style-name="P4">-url - identifica una risorda nel web</text:p>
      <text:p text:style-name="P4"/>
      <text:p text:style-name="P4">html è un linguaggio di markup e <text:s/>non di programmazione (domanda verifica)</text:p>
      <text:p text:style-name="P4">definisce la stuttura e l'impaginazione delle pagine web</text:p>
      <text:p text:style-name="P4"/>
      <text:p text:style-name="P4">il browser solitamente chiude da solo i tag se non vengono chiusi</text:p>
      <text:p text:style-name="P4">il browser è molto permissivo, anche se ci sono errori e non si rispettono gli standard</text:p>
      <text:p text:style-name="P4">xml invece è un linguaggio più rigoroso, simile ai linguaggi compilati</text:p>
      <text:p text:style-name="P4">il w3c mette a disposizione un validator per html (https://validator.w3.org/)</text:p>
      <text:p text:style-name="P4"/>
      <text:p text:style-name="P4">il web si basa su il modello client/server</text:p>
      <text:p text:style-name="P4">web client/browser: firefox, Chrome, safari...</text:p>
      <text:p text:style-name="P4">web server: apachi, nginx...</text:p>
      <text:p text:style-name="P4"/>
      <text:p text:style-name="P4">nginx è per i siti più piccoli, per chi non vuole portarsi dietro</text:p>
      <text:p text:style-name="P4">tutte le dipendenze di apachi, progetto molto grande pensato per essere compatibile</text:p>
      <text:p text:style-name="P4">con qualsiasi cosa</text:p>
      <text:p text:style-name="P4"/>
      <text:p text:style-name="P4">url è la stringa di collegamento, il link è il "pulsante" testuale cliccabile</text:p>
      <text:p text:style-name="P4"/>
      <text:p text:style-name="P4">scrivo l'indirizzo, questo viene risolto, "tradotto" in indirizzo ip dal dns</text:p>
      <text:p text:style-name="P4">80 è la porta web per l'http</text:p>
      <text:p text:style-name="P4"/>
      <text:p text:style-name="P4">http è in chiaro, tutti possono vedere i dati richiesti e mandati</text:p>
      <text:p text:style-name="P4">per questo si usa https</text:p>
      <text:p text:style-name="P4"/>
      <text:p text:style-name="P4">quando faccio ispeziona nella pagina quello che vedo non è il codice sorgente</text:p>
      <text:p text:style-name="P4">ma il dom, document object model</text:p>
      <text:p text:style-name="P4"/>
      <text:p text:style-name="P4">body contiene le informazioni per l'utente</text:p>
      <text:p text:style-name="P4">head contiene le informazioni per il browser</text:p>
      <text:p text:style-name="P1"/>
      <text:p text:style-name="P5">15/02/23</text:p>
      <text:p text:style-name="P1">Form: Interazione con utente</text:p>
      <text:p text:style-name="P1"/>
      <text:p text:style-name="P1">get raccoglie + info -sicuro</text:p>
      <text:p text:style-name="P1"/>
      <text:p text:style-name="P1"><text:soft-page-break/>post le non lascia tua password in giro</text:p>
      <text:p text:style-name="P1">usa https comunque</text:p>
      <text:p text:style-name="P1"/>
      <text:p text:style-name="P1">con label scrivi qualcosa denro un form</text:p>
      <text:p text:style-name="P1"/>
      <text:p text:style-name="P2">colorerosso p (dentro una classe colorerosso prendi paragrafo perché spazio vuol dire figlio)</text:p>
      <text:p text:style-name="P2"/>
      <text:p text:style-name="P2">specificità se hai più selettori classi rispetto a un altro stesso comando, contano la specificità e quanti ne hanno</text:p>
      <text:p text:style-name="P2"/>
      <text:p text:style-name="P2">non usare !important nella verifica</text:p>
      <text:p text:style-name="P2"/>
      <text:p text:style-name="P6">domanda, non è meglio il put <text:span text:style-name="T1">method che il post</text:span>?</text:p>
      <text:p text:style-name="P6"/>
      <text:p text:style-name="P6">!<text:span text:style-name="T3">important <text:s/>serve principalmente per opzioni di accessibilità per persone sfortunate</text:span></text:p>
      <text:p text:style-name="P6"/>
      <text:p text:style-name="P7">01/03/23</text:p>
      <text:p text:style-name="P8">In python quindi anche django tutto è un oggetto</text:p>
      <text:p text:style-name="P8"/>
      <text:p text:style-name="P9">per vedere in css quale regola regna si vede la tupla id,classe,regola. Chi ha più peso vince <text:span text:style-name="T2">(specificità) //candidata verifica</text:span></text:p>
      <text:p text:style-name="P9"/>
      <text:p text:style-name="P10">responsive web design: Rendere il sito adattabile sia da desktop <text:s/>che da mobile.</text:p>
      <text:p text:style-name="P10"/>
      <text:p text:style-name="P11">Approccio Mobile First.</text:p>
      <text:p text:style-name="P11"/>
      <text:p text:style-name="P11">Breakpoint, è quando una pagina vede la larghezza e capisce come displayare roba</text:p>
      <text:p text:style-name="P11"/>
      <text:p text:style-name="P11">margin 0 auto centra un elemento blocco </text:p>
      <text:p text:style-name="P11"/>
      <text:p text:style-name="P11">CSSS Box model: Ogni cosa è una scatola con content,padding, border, margin</text:p>
      <text:p text:style-name="P11"/>
      <text:p text:style-name="P11">margin: quanto spazio intorno a oggetto</text:p>
      <text:p text:style-name="P11"/>
      <text:p text:style-name="P11">quando setti larghezza, ti riferisci a oggetto, con bootstraps puoi invece riferirti a border.</text:p>
      <text:p text:style-name="P11"/>
      <text:p text:style-name="P11">Colore di sfondo si applica a padding e border ma non margin</text:p>
      <text:p text:style-name="P11"/>
      <text:p text:style-name="P12">box model&gt; padding:10 px (ovunque) padding: 10px(alt-bass) 5px(sx-dx) p</text:p>
      <text:p text:style-name="P12"/>
      <text:p text:style-name="P12">padding 10px alto 5 px destra 5 px basso</text:p>
      <text:p text:style-name="P12"/>
      <text:p text:style-name="P13"/>
      <text:p text:style-name="P14">07/03/23</text:p>
      <text:p text:style-name="P14">modificare altezza e grandezza immagine da css, non da html</text:p>
      <text:p text:style-name="P15">elementi tipo blocco: pigliano tutto lo spazio della riga (h1,div etc)</text:p>
      <text:p text:style-name="P15">elementi tipo inline:(em,img)</text:p>
      <text:p text:style-name="P15">elementi tipo relative and absolute</text:p>
      <text:p text:style-name="P15"/>
      <text:p text:style-name="P15">position fixed, absolute milgioti</text:p>
      <text:p text:style-name="P15"/>
      <text:p text:style-name="P15"/>
      <text:p text:style-name="P15"><text:soft-page-break/>flexbox</text:p>
      <text:p text:style-name="P15">flex-direction: normal row, reversed row, column, reversed colum</text:p>
      <text:p text:style-name="P15"/>
      <text:p text:style-name="P15">transition: 2s ed effetto</text:p>
      <text:p text:style-name="P15"/>
      <text:p text:style-name="P15"/>
      <text:p text:style-name="P15">python manage.py migrate</text:p>
      <text:p text:style-name="P15"/>
      <text:p text:style-name="P15"/>
      <text:p text:style-name="P16">quando metti un link per una pagina, mettere “questo/” viene inteso da django come estensione quindi lui cerca la pagina “apipa/pagina1/questo”, invece usando “/questo/” lui cerca “apipa/questo”</text:p>
      <text:p text:style-name="P16"/>
      <text:p text:style-name="P17">13/04/23</text:p>
      <text:p text:style-name="P17"/>
      <text:p text:style-name="P17">Multi tier architecture, per sicurezza e specializzazione, una macchina per front end, <text:s/>una per logica, una per backend. Server più lontano da client</text:p>
      <text:p text:style-name="P17"/>
      <text:p text:style-name="P18">usare context preprocessor per carrello</text:p>
      <text:p text:style-name="P18"/>
      <text:p text:style-name="P18">prima di fare una risoluzione</text:p>
      <text:p text:style-name="P18">cerca nel file di conf se ha la risoluzione diretta (apipa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16T09:50:54.498000000</meta:creation-date>
    <dc:date>2023-04-19T17:29:29.754000000</dc:date>
    <meta:editing-duration>P1DT15M39S</meta:editing-duration>
    <meta:editing-cycles>21</meta:editing-cycles>
    <meta:generator>LibreOffice/7.5.0.3$Windows_X86_64 LibreOffice_project/c21113d003cd3efa8c53188764377a8272d9d6de</meta:generator>
    <meta:document-statistic meta:table-count="0" meta:image-count="0" meta:object-count="0" meta:page-count="3" meta:paragraph-count="74" meta:word-count="634" meta:character-count="3906" meta:non-whitespace-character-count="3339"/>
  </office:meta>
</office:document-meta>
</file>